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 style:list-style-name="L6">
      <style:paragraph-properties fo:margin-top="0in" fo:margin-bottom="0in" fo:padding="0.0193in" fo:border="0.0008in solid #d9d9e3"/>
    </style:style>
    <style:style style:name="P9" style:family="paragraph" style:parent-style-name="Text_20_body" style:list-style-name="L7">
      <style:paragraph-properties fo:margin-top="0in" fo:margin-bottom="0in" fo:padding="0.0193in" fo:border="0.0008in solid #d9d9e3"/>
    </style:style>
    <style:style style:name="P10" style:family="paragraph" style:parent-style-name="Text_20_body">
      <style:paragraph-properties fo:padding="0.0193in" fo:border="0.0008in solid #d9d9e3"/>
    </style:style>
    <style:style style:name="P11" style:family="paragraph" style:parent-style-name="Text_20_body" style:list-style-name="L1">
      <style:paragraph-properties fo:padding="0.0193in" fo:border="0.0008in solid #d9d9e3"/>
    </style:style>
    <style:style style:name="P12" style:family="paragraph" style:parent-style-name="Text_20_body" style:list-style-name="L2">
      <style:paragraph-properties fo:padding="0.0193in" fo:border="0.0008in solid #d9d9e3"/>
    </style:style>
    <style:style style:name="P13" style:family="paragraph" style:parent-style-name="Text_20_body" style:list-style-name="L3">
      <style:paragraph-properties fo:padding="0.0193in" fo:border="0.0008in solid #d9d9e3"/>
    </style:style>
    <style:style style:name="P14" style:family="paragraph" style:parent-style-name="Text_20_body" style:list-style-name="L4">
      <style:paragraph-properties fo:padding="0.0193in" fo:border="0.0008in solid #d9d9e3"/>
    </style:style>
    <style:style style:name="P15" style:family="paragraph" style:parent-style-name="Text_20_body" style:list-style-name="L5">
      <style:paragraph-properties fo:padding="0.0193in" fo:border="0.0008in solid #d9d9e3"/>
    </style:style>
    <style:style style:name="P16" style:family="paragraph" style:parent-style-name="Text_20_body" style:list-style-name="L6">
      <style:paragraph-properties fo:padding="0.0193in" fo:border="0.0008in solid #d9d9e3"/>
    </style:style>
    <style:style style:name="P17" style:family="paragraph" style:parent-style-name="Text_20_body" style:list-style-name="L7">
      <style:paragraph-properties fo:padding="0.0193in" fo:border="0.0008in solid #d9d9e3"/>
    </style:style>
    <style:style style:name="P18" style:family="paragraph" style:parent-style-name="Heading_20_3">
      <style:paragraph-properties fo:padding="0.0193in" fo:border="0.0008in solid #d9d9e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0008in solid #d9d9e3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 text:start-value="13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 text:start-value="15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Графический объект1" text:anchor-type="as-char" svg:width="0.2in" svg:height="0.2in" draw:z-index="0"><draw:image xlink:href="https://lh3.googleusercontent.com/a/AGNmyxbKHUQy-WPc0SjkrsYUa8QEj9MpQdbiP9GdVMeaag=s96-c" xlink:type="simple" xlink:show="embed" xlink:actuate="onLoad"/></draw:frame></text:p>
      <text:p text:style-name="P1">You</text:p>
      <text:p text:style-name="P1">ответы для понимания и изучения темы</text:p>
      <text:p text:style-name="P1">ChatGPT</text:p>
      <text:p text:style-name="P2">ChatGPT</text:p>
      <text:p text:style-name="P10">Конечно, вот несколько ответов, которые помогут в понимании и изучении CSS:</text:p>
      <text:h text:style-name="P18" text:outline-level="3">Основы CSS:</text:h>
      <text:list xml:id="list8042019076690706624" text:style-name="L1">
        <text:list-item>
          <text:p text:style-name="P11"><text:span text:style-name="Strong_20_Emphasis">Что такое CSS?</text:span></text:p>
          <text:list>
            <text:list-item>
              <text:p text:style-name="P3">CSS (Cascading Style Sheets) - это язык стилей, используемый для оформления внешнего вида HTML-документов.</text:p>
            </text:list-item>
          </text:list>
        </text:list-item>
        <text:list-item>
          <text:p text:style-name="P11"><text:span text:style-name="Strong_20_Emphasis">Как CSS применяется к HTML?</text:span></text:p>
          <text:list>
            <text:list-item>
              <text:p text:style-name="P3">CSS применяется к HTML с помощью селекторов, которые выбирают элементы, и свойств, которые задают стили этим элементам.</text:p>
            </text:list-item>
          </text:list>
        </text:list-item>
        <text:list-item>
          <text:p text:style-name="P11"><text:span text:style-name="Strong_20_Emphasis">Чем CSS отличается от HTML?</text:span></text:p>
          <text:list>
            <text:list-item>
              <text:p text:style-name="P11">HTML определяет структуру содержимого, а CSS определяет его визуальное оформление.</text:p>
            </text:list-item>
          </text:list>
        </text:list-item>
      </text:list>
      <text:h text:style-name="P18" text:outline-level="3">Селекторы и Стилизация:</text:h>
      <text:list xml:id="list4756568971652551977" text:style-name="L2">
        <text:list-item>
          <text:p text:style-name="P12"><text:span text:style-name="Strong_20_Emphasis">Что такое селекторы в CSS?</text:span></text:p>
          <text:list>
            <text:list-item>
              <text:p text:style-name="P4">Селекторы - это шаблоны, используемые для выбора элементов, к которым будут применены определенные стили.</text:p>
            </text:list-item>
          </text:list>
        </text:list-item>
        <text:list-item>
          <text:p text:style-name="P12"><text:span text:style-name="Strong_20_Emphasis">Какие основные типы селекторов существуют?</text:span></text:p>
          <text:list>
            <text:list-item>
              <text:p text:style-name="P4">Типовые, классовые, идентификаторы, атрибуты, псевдоклассы и псевдоэлементы.</text:p>
            </text:list-item>
          </text:list>
        </text:list-item>
        <text:list-item>
          <text:p text:style-name="P12"><text:span text:style-name="Strong_20_Emphasis">Что такое правило стиля?</text:span></text:p>
          <text:list>
            <text:list-item>
              <text:p text:style-name="P12">Правило стиля состоит из селектора и объявления. Объявление состоит из свойства и его значения.</text:p>
            </text:list-item>
          </text:list>
        </text:list-item>
      </text:list>
      <text:h text:style-name="P18" text:outline-level="3">Позиционирование и Макеты:</text:h>
      <text:list xml:id="list2086835424106093197" text:style-name="L3">
        <text:list-item>
          <text:p text:style-name="P13"><text:span text:style-name="Strong_20_Emphasis">Что такое позиционирование элементов в CSS?</text:span></text:p>
          <text:list>
            <text:list-item>
              <text:p text:style-name="P5">Это способы размещения элементов на веб-странице, например, относительное, абсолютное, фиксированное позиционирование.</text:p>
            </text:list-item>
          </text:list>
        </text:list-item>
        <text:list-item>
          <text:p text:style-name="P13"><text:span text:style-name="Strong_20_Emphasis">Какие основные инструменты CSS используются для создания макетов?</text:span></text:p>
          <text:list>
            <text:list-item>
              <text:p text:style-name="P13">Flexbox и Grid Layout - они обеспечивают гибкость в распределении элементов на странице.</text:p>
            </text:list-item>
          </text:list>
        </text:list-item>
      </text:list>
      <text:h text:style-name="P18" text:outline-level="3">Адаптивность и Отзывчивый Дизайн:</text:h>
      <text:list xml:id="list5563715130598749951" text:style-name="L4">
        <text:list-item>
          <text:p text:style-name="P14"><text:span text:style-name="Strong_20_Emphasis">Что такое отзывчивый дизайн?</text:span></text:p>
          <text:list>
            <text:list-item>
              <text:p text:style-name="P6"><text:soft-page-break/>Это метод дизайна, который делает веб-страницу адаптивной для различных устройств и разрешений экранов.</text:p>
            </text:list-item>
          </text:list>
        </text:list-item>
        <text:list-item>
          <text:p text:style-name="P14"><text:span text:style-name="Strong_20_Emphasis">Что такое медиа-запросы?</text:span></text:p>
          <text:list>
            <text:list-item>
              <text:p text:style-name="P14">Это возможность CSS, позволяющая применять стили на основе характеристик устройства, таких как ширина экрана.</text:p>
            </text:list-item>
          </text:list>
        </text:list-item>
      </text:list>
      <text:h text:style-name="P18" text:outline-level="3">Анимации и Переходы:</text:h>
      <text:list xml:id="list9108151038588893510" text:style-name="L5">
        <text:list-item>
          <text:p text:style-name="P15"><text:span text:style-name="Strong_20_Emphasis">Как создать анимацию в CSS?</text:span></text:p>
          <text:list>
            <text:list-item>
              <text:p text:style-name="P7">С помощью <text:span text:style-name="Source_20_Text">@keyframes</text:span>, определяя ключевые кадры и применяя их к элементам через <text:span text:style-name="Source_20_Text">animation</text:span>.</text:p>
            </text:list-item>
          </text:list>
        </text:list-item>
        <text:list-item>
          <text:p text:style-name="P15"><text:span text:style-name="Strong_20_Emphasis">Чем отличаются анимации от переходов в CSS?</text:span></text:p>
          <text:list>
            <text:list-item>
              <text:p text:style-name="P15">Анимации позволяют создавать более сложные и изменяющиеся по времени эффекты, в то время как переходы меняют стиль элемента от одного состояния к другому плавно.</text:p>
            </text:list-item>
          </text:list>
        </text:list-item>
      </text:list>
      <text:h text:style-name="P18" text:outline-level="3">Практика и Проекты:</text:h>
      <text:list xml:id="list7476855322952646346" text:style-name="L6">
        <text:list-item>
          <text:p text:style-name="P16"><text:span text:style-name="Strong_20_Emphasis">Как начать практиковать CSS?</text:span></text:p>
          <text:list>
            <text:list-item>
              <text:p text:style-name="P8">Создавайте простые веб-страницы и постепенно усложняйте их стили.</text:p>
            </text:list-item>
          </text:list>
        </text:list-item>
        <text:list-item>
          <text:p text:style-name="P16"><text:span text:style-name="Strong_20_Emphasis">Почему важно создавать проекты при изучении CSS?</text:span></text:p>
          <text:list>
            <text:list-item>
              <text:p text:style-name="P16">Проекты помогают применить изученные концепции на практике и лучше понять, как CSS взаимодействует с HTML.</text:p>
            </text:list-item>
          </text:list>
        </text:list-item>
      </text:list>
      <text:h text:style-name="P18" text:outline-level="3">Изучение и Ресурсы:</text:h>
      <text:list xml:id="list7433898285250429439" text:style-name="L7">
        <text:list-item>
          <text:p text:style-name="P17"><text:span text:style-name="Strong_20_Emphasis">Какие ресурсы полезны для изучения CSS?</text:span></text:p>
          <text:list>
            <text:list-item>
              <text:p text:style-name="P9">Онлайн-курсы (Codecademy, freeCodeCamp), учебники, видеоуроки (YouTube), официальная документация CSS.</text:p>
            </text:list-item>
          </text:list>
        </text:list-item>
        <text:list-item>
          <text:p text:style-name="P17"><text:span text:style-name="Strong_20_Emphasis">Как лучше всего учиться CSS?</text:span></text:p>
          <text:list>
            <text:list-item>
              <text:p text:style-name="P17">Экспериментируйте с кодом, создавайте маленькие проекты, изучайте лучшие практики и общайтесь с сообществом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S</meta:editing-duration>
    <meta:editing-cycles>3</meta:editing-cycles>
    <meta:generator>OpenOffice/4.1.14$Win32 OpenOffice.org_project/4114m1$Build-9811</meta:generator>
    <dc:date>2023-11-24T02:15:47.60</dc:date>
    <meta:document-statistic meta:table-count="0" meta:image-count="1" meta:object-count="0" meta:page-count="2" meta:paragraph-count="45" meta:word-count="364" meta:character-count="2500"/>
    <dc:creator>Dima Wide</dc:creator>
    <meta:user-defined meta:name="Info 1"/>
    <meta:user-defined meta:name="Info 2"/>
    <meta:user-defined meta:name="Info 3"/>
    <meta:user-defined meta:name="Info 4"/>
  </office:meta>
</office:document-meta>
</file>